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Домашнее задание к лекции «Открытие и чтение файла, запись в файл»</text:h>
      <text:p text:style-name="Text_20_body">Необходимо написать программу для кулинарной книги.</text:p>
      <text:p text:style-name="Text_20_body">Список рецептов должен храниться в отдельном файле в следующем формате:</text:p>
      <text:p text:style-name="Preformatted_20_Text"><text:span text:style-name="Source_20_Text">Название блюда</text:span></text:p>
      <text:p text:style-name="Preformatted_20_Text"><text:span text:style-name="Source_20_Text">Количество ингредиентов в блюде</text:span></text:p>
      <text:p text:style-name="Preformatted_20_Text"><text:span text:style-name="Source_20_Text">Название ингредиента | Количество | Единица измерения</text:span></text:p>
      <text:p text:style-name="Preformatted_20_Text"><text:span text:style-name="Source_20_Text">Название ингредиента | Количество | Единица измерения</text:span></text:p>
      <text:p text:style-name="P1"><text:span text:style-name="Source_20_Text">...</text:span></text:p>
      <text:p text:style-name="Text_20_body">Пример(<text:a xlink:type="simple" xlink:href="https://github.com/netology-code/py-homework-basic-files/tree/master/2.4.files" text:style-name="Internet_20_link" text:visited-style-name="Visited_20_Internet_20_Link">файл в папке files</text:a>):</text:p>
      <text:p text:style-name="Preformatted_20_Text"><text:span text:style-name="Source_20_Text">Омлет</text:span></text:p>
      <text:p text:style-name="Preformatted_20_Text"><text:span text:style-name="Source_20_Text">3</text:span></text:p>
      <text:p text:style-name="Preformatted_20_Text"><text:span text:style-name="Source_20_Text">Яйцо | 2 | шт</text:span></text:p>
      <text:p text:style-name="Preformatted_20_Text"><text:span text:style-name="Source_20_Text">Молоко | 100 | мл</text:span></text:p>
      <text:p text:style-name="Preformatted_20_Text"><text:span text:style-name="Source_20_Text">Помидор | 2 | шт</text:span></text:p>
      <text:p text:style-name="Preformatted_20_Text"/>
      <text:p text:style-name="Preformatted_20_Text"><text:span text:style-name="Source_20_Text">Утка по-пекински</text:span></text:p>
      <text:p text:style-name="Preformatted_20_Text"><text:span text:style-name="Source_20_Text">4</text:span></text:p>
      <text:p text:style-name="Preformatted_20_Text"><text:span text:style-name="Source_20_Text">Утка | 1 | шт</text:span></text:p>
      <text:p text:style-name="Preformatted_20_Text"><text:span text:style-name="Source_20_Text">Вода | 2 | л</text:span></text:p>
      <text:p text:style-name="Preformatted_20_Text"><text:span text:style-name="Source_20_Text">Мед | 3 | ст.л</text:span></text:p>
      <text:p text:style-name="Preformatted_20_Text"><text:span text:style-name="Source_20_Text">Соевый соус | 60 | мл</text:span></text:p>
      <text:p text:style-name="Preformatted_20_Text"/>
      <text:p text:style-name="Preformatted_20_Text"><text:span text:style-name="Source_20_Text">Запеченный картофель</text:span></text:p>
      <text:p text:style-name="Preformatted_20_Text"><text:span text:style-name="Source_20_Text">3</text:span></text:p>
      <text:p text:style-name="Preformatted_20_Text"><text:span text:style-name="Source_20_Text">Картофель | 1 | кг</text:span></text:p>
      <text:p text:style-name="Preformatted_20_Text"><text:span text:style-name="Source_20_Text">Чеснок | 3 | зубч</text:span></text:p>
      <text:p text:style-name="Preformatted_20_Text"><text:span text:style-name="Source_20_Text">Сыр гауда | 100 | г</text:span></text:p>
      <text:p text:style-name="Preformatted_20_Text"/>
      <text:p text:style-name="Preformatted_20_Text"><text:span text:style-name="Source_20_Text">Фахитос</text:span></text:p>
      <text:p text:style-name="Preformatted_20_Text"><text:span text:style-name="Source_20_Text">5</text:span></text:p>
      <text:p text:style-name="Preformatted_20_Text"><text:span text:style-name="Source_20_Text">Говядина | 500 | г</text:span></text:p>
      <text:p text:style-name="Preformatted_20_Text"><text:span text:style-name="Source_20_Text">Перец сладкий | 1 | шт</text:span></text:p>
      <text:p text:style-name="Preformatted_20_Text"><text:span text:style-name="Source_20_Text">Лаваш | 2 | шт</text:span></text:p>
      <text:p text:style-name="Preformatted_20_Text"><text:span text:style-name="Source_20_Text">Винный уксус | 1 | ст.л</text:span></text:p>
      <text:p text:style-name="P1"><text:span text:style-name="Source_20_Text">Помидор | 2 | шт</text:span></text:p>
      <text:list xml:id="list1934559275" text:style-name="L1">
        <text:list-item>
          <text:p text:style-name="P4">В одном файле может быть произвольное количество блюд. </text:p>
        </text:list-item>
        <text:list-item>
          <text:p text:style-name="P4">Читать список рецептов из этого файла. </text:p>
        </text:list-item>
        <text:list-item>
          <text:p text:style-name="P2">Соблюдайте кодстайл, разбивайте новую логику на функции и не используйте глобальных переменных. </text:p>
        </text:list-item>
      </text:list>
      <text:h text:style-name="Heading_20_2" text:outline-level="2"><text:bookmark text:name="user-content-задача-1"/>Задача №1</text:h>
      <text:p text:style-name="Text_20_body">Должен получится следующий словарь</text:p>
      <text:p text:style-name="Preformatted_20_Text">cook_book = {</text:p>
      <text:p text:style-name="Preformatted_20_Text"><text:s text:c="2"/>'Омлет': [</text:p>
      <text:p text:style-name="Preformatted_20_Text"><text:s text:c="4"/>{'ingredient_name': 'Яйцо', 'quantity': 2, 'measure': 'шт.'},</text:p>
      <text:p text:style-name="Preformatted_20_Text"><text:s text:c="4"/>{'ingredient_name': 'Молоко', 'quantity': 100, 'measure': 'мл'},</text:p>
      <text:p text:style-name="Preformatted_20_Text"><text:s text:c="4"/>{'ingredient_name': 'Помидор', 'quantity': 2, 'measure': 'шт'}</text:p>
      <text:p text:style-name="Preformatted_20_Text"><text:s text:c="4"/>],</text:p>
      <text:p text:style-name="Preformatted_20_Text"><text:soft-page-break/><text:s text:c="2"/>'Утка по-пекински': [</text:p>
      <text:p text:style-name="Preformatted_20_Text"><text:s text:c="4"/>{'ingredient_name': 'Утка', 'quantity': 1, 'measure': 'шт'},</text:p>
      <text:p text:style-name="Preformatted_20_Text"><text:s text:c="4"/>{'ingredient_name': 'Вода', 'quantity': 2, 'measure': 'л'},</text:p>
      <text:p text:style-name="Preformatted_20_Text"><text:s text:c="4"/>{'ingredient_name': 'Мед', 'quantity': 3, 'measure': 'ст.л'},</text:p>
      <text:p text:style-name="Preformatted_20_Text"><text:s text:c="4"/>{'ingredient_name': 'Соевый соус', 'quantity': 60, 'measure': 'мл'}</text:p>
      <text:p text:style-name="Preformatted_20_Text"><text:s text:c="4"/>],</text:p>
      <text:p text:style-name="Preformatted_20_Text"><text:s text:c="2"/>'Запеченный картофель': [</text:p>
      <text:p text:style-name="Preformatted_20_Text"><text:s text:c="4"/>{'ingredient_name': 'Картофель', 'quantity': 1, 'measure': 'кг'},</text:p>
      <text:p text:style-name="Preformatted_20_Text"><text:s text:c="4"/>{'ingredient_name': 'Чеснок', 'quantity': 3, 'measure': 'зубч'},</text:p>
      <text:p text:style-name="Preformatted_20_Text"><text:s text:c="4"/>{'ingredient_name': 'Сыр гауда', 'quantity': 100, 'measure': 'г'},</text:p>
      <text:p text:style-name="Preformatted_20_Text"><text:s text:c="4"/>]</text:p>
      <text:p text:style-name="P1"><text:s text:c="2"/>}</text:p>
      <text:h text:style-name="Heading_20_2" text:outline-level="2"><text:bookmark text:name="user-content-задача-2"/>Задача №2</text:h>
      <text:p text:style-name="Text_20_body">Нужно написать функцию, которая на вход принимает список блюд из cook_book и количество персон для кого мы будем готовить</text:p>
      <text:p text:style-name="P1">get_shop_list_by_dishes(dishes, person_count)</text:p>
      <text:p text:style-name="Text_20_body">На выходе мы должны получить словарь с названием ингредиентов и его количества для блюда. Например, для такого вызова</text:p>
      <text:p text:style-name="P1">get_shop_list_by_dishes(['Запеченный картофель', 'Омлет'], 2)</text:p>
      <text:p text:style-name="Text_20_body">Должен быть следующий результат:</text:p>
      <text:p text:style-name="Preformatted_20_Text"><text:span text:style-name="Source_20_Text">{</text:span></text:p>
      <text:p text:style-name="Preformatted_20_Text"><text:span text:style-name="Source_20_Text"><text:s text:c="2"/>'Картофель': {'measure': 'кг', 'quantity': 2},</text:span></text:p>
      <text:p text:style-name="Preformatted_20_Text"><text:span text:style-name="Source_20_Text"><text:s text:c="2"/>'Молоко': {'measure': 'мл', 'quantity': 200},</text:span></text:p>
      <text:p text:style-name="Preformatted_20_Text"><text:span text:style-name="Source_20_Text"><text:s text:c="2"/>'Помидор': {'measure': 'шт', 'quantity': 4},</text:span></text:p>
      <text:p text:style-name="Preformatted_20_Text"><text:span text:style-name="Source_20_Text"><text:s text:c="2"/>'Сыр гауда': {'measure': 'г', 'quantity': 200},</text:span></text:p>
      <text:p text:style-name="Preformatted_20_Text"><text:span text:style-name="Source_20_Text"><text:s text:c="2"/>'Яйцо': {'measure': 'шт', 'quantity': 4},</text:span></text:p>
      <text:p text:style-name="Preformatted_20_Text"><text:span text:style-name="Source_20_Text"><text:s text:c="2"/>'Чеснок': {'measure': 'зубч', 'quantity': 6}</text:span></text:p>
      <text:p text:style-name="P1"><text:span text:style-name="Source_20_Text">}</text:span></text:p>
      <text:p text:style-name="Text_20_body"><text:span text:style-name="Strong_20_Emphasis">Обратите внимание, что ингредиенты могут повторяться</text:span></text:p>
      <text:h text:style-name="Heading_20_2" text:outline-level="2"><text:bookmark text:name="user-content-задача-3"/>Задача №3</text:h>
      <text:p text:style-name="Text_20_body">В папке лежит некоторое количество файлов. Считайте, что их количество и имена вам заранее известны, пример для выполнения домашней работы можно взять <text:a xlink:type="simple" xlink:href="https://github.com/netology-code/py-homework-basic-files/tree/master/2.4.files/sorted" text:style-name="Internet_20_link" text:visited-style-name="Visited_20_Internet_20_Link">тут</text:a></text:p>
      <text:p text:style-name="Text_20_body">Необходимо объединить их в один по следующим правилам:</text:p>
      <text:list xml:id="list1528890043" text:style-name="L2">
        <text:list-item>
          <text:p text:style-name="P5">Содержимое исходных файлов в результирующем файле должно быть отсортировано по количеству строк в них (то есть первым нужно записать файл с наименьшим количеством строк, а последним - с наибольшим) </text:p>
        </text:list-item>
        <text:list-item>
          <text:p text:style-name="P3">Содержимое файла должно предваряться служебной информацией на 2-х строках: имя файла и количество строк в нем </text:p>
        </text:list-item>
      </text:list>
      <text:p text:style-name="Text_20_body"><text:span text:style-name="Strong_20_Emphasis">Пример</text:span> Даны файлы: 1.txt</text:p>
      <text:p text:style-name="Preformatted_20_Text"><text:span text:style-name="Source_20_Text">Строка номер 1 файла номер 1</text:span></text:p>
      <text:p text:style-name="P1"><text:span text:style-name="Source_20_Text">Строка номер 2 файла номер 1</text:span></text:p>
      <text:p text:style-name="Text_20_body">2.txt</text:p>
      <text:p text:style-name="P1"><text:soft-page-break/><text:span text:style-name="Source_20_Text">Строка номер 1 файла номер 2</text:span></text:p>
      <text:p text:style-name="Text_20_body">Итоговый файл:</text:p>
      <text:p text:style-name="Preformatted_20_Text"><text:span text:style-name="Source_20_Text">2.txt</text:span></text:p>
      <text:p text:style-name="Preformatted_20_Text"><text:span text:style-name="Source_20_Text">1</text:span></text:p>
      <text:p text:style-name="Preformatted_20_Text"><text:span text:style-name="Source_20_Text">Строка номер 1 файла номер 2</text:span></text:p>
      <text:p text:style-name="Preformatted_20_Text"><text:span text:style-name="Source_20_Text">1.txt</text:span></text:p>
      <text:p text:style-name="Preformatted_20_Text"><text:span text:style-name="Source_20_Text">2</text:span></text:p>
      <text:p text:style-name="Preformatted_20_Text"><text:span text:style-name="Source_20_Text">Строка номер 1 файла номер 1</text:span></text:p>
      <text:p text:style-name="P1"><text:span text:style-name="Source_20_Text">Строка номер 2 файла номер 1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5:20:45.661985830</meta:creation-date>
    <dc:date>2022-02-16T15:21:08.830147718</dc:date>
    <meta:editing-duration>PT24S</meta:editing-duration>
    <meta:editing-cycles>1</meta:editing-cycles>
    <meta:document-statistic meta:table-count="0" meta:image-count="0" meta:object-count="0" meta:page-count="3" meta:paragraph-count="88" meta:word-count="468" meta:character-count="3144" meta:non-whitespace-character-count="2692"/>
    <meta:generator>LibreOffice/6.4.7.2$Linux_X86_64 LibreOffice_project/40$Build-2</meta:generator>
  </office:meta>
</office:document-meta>
</file>